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weight="bold" officeooo:rsid="000c69ec" officeooo:paragraph-rsid="000c69ec" style:font-weight-asian="bold" style:font-weight-complex="bold"/>
    </style:style>
    <style:style style:name="P2" style:family="paragraph" style:parent-style-name="Heading_20_3">
      <style:text-properties style:font-name="Times New Roman" fo:font-weight="normal" officeooo:rsid="000c69ec" officeooo:paragraph-rsid="000c69ec" style:font-weight-asian="normal" style:font-weight-complex="normal"/>
    </style:style>
    <style:style style:name="P3" style:family="paragraph" style:parent-style-name="Text_20_body">
      <style:text-properties style:font-name="Times New Roman" officeooo:rsid="000c69ec"/>
    </style:style>
    <style:style style:name="P4" style:family="paragraph" style:parent-style-name="Text_20_body" style:list-style-name="L1">
      <style:text-properties style:font-name="Times New Roman" officeooo:rsid="000c69ec"/>
    </style:style>
    <style:style style:name="P5" style:family="paragraph" style:parent-style-name="Text_20_body" style:list-style-name="L2">
      <style:text-properties style:font-name="Times New Roman" officeooo:rsid="000c69ec"/>
    </style:style>
    <style:style style:name="P6" style:family="paragraph" style:parent-style-name="Heading_20_3">
      <style:text-properties style:font-name="Times New Roman" fo:font-weight="normal" officeooo:rsid="000c69ec" style:font-weight-asian="normal" style:font-weight-complex="normal"/>
    </style:style>
    <style:style style:name="P7" style:family="paragraph" style:parent-style-name="Text_20_body" style:list-style-name="L3">
      <style:text-properties style:font-name="Times New Roman" officeooo:rsid="000c69ec"/>
    </style:style>
    <style:style style:name="P8" style:family="paragraph" style:parent-style-name="Text_20_body" style:list-style-name="L4">
      <style:text-properties style:font-name="Times New Roman" officeooo:rsid="000c69ec"/>
    </style:style>
    <style:style style:name="P9" style:family="paragraph" style:parent-style-name="Text_20_body" style:list-style-name="L5">
      <style:text-properties style:font-name="Times New Roman" officeooo:rsid="000c69ec"/>
    </style:style>
    <style:style style:name="P10" style:family="paragraph" style:parent-style-name="Text_20_body" style:list-style-name="L6">
      <style:text-properties style:font-name="Times New Roman" officeooo:rsid="000c69ec"/>
    </style:style>
    <style:style style:name="P11" style:family="paragraph" style:parent-style-name="Text_20_body" style:list-style-name="L7">
      <style:text-properties style:font-name="Times New Roman" officeooo:rsid="000c69ec"/>
    </style:style>
    <style:style style:name="P12" style:family="paragraph" style:parent-style-name="Text_20_body" style:list-style-name="L8">
      <style:text-properties style:font-name="Times New Roman" officeooo:rsid="000c69ec"/>
    </style:style>
    <style:style style:name="P13" style:family="paragraph" style:parent-style-name="Text_20_body" style:list-style-name="L9">
      <style:text-properties style:font-name="Times New Roman" officeooo:rsid="000c69ec"/>
    </style:style>
    <style:style style:name="P14" style:family="paragraph" style:parent-style-name="Text_20_body" style:list-style-name="L10">
      <style:text-properties style:font-name="Times New Roman" officeooo:rsid="000c69ec"/>
    </style:style>
    <style:style style:name="P15" style:family="paragraph" style:parent-style-name="Text_20_body" style:list-style-name="L11">
      <style:text-properties style:font-name="Times New Roman" officeooo:rsid="000c69ec"/>
    </style:style>
    <style:style style:name="P16" style:family="paragraph" style:parent-style-name="Text_20_body" style:list-style-name="L12">
      <style:text-properties style:font-name="Times New Roman" officeooo:rsid="000c69ec"/>
    </style:style>
    <style:style style:name="P17" style:family="paragraph" style:parent-style-name="Text_20_body" style:list-style-name="L13">
      <style:text-properties style:font-name="Times New Roman" officeooo:rsid="000c69ec"/>
    </style:style>
    <style:style style:name="P18" style:family="paragraph" style:parent-style-name="Text_20_body" style:list-style-name="L14">
      <style:text-properties style:font-name="Times New Roman" officeooo:rsid="000c69ec"/>
    </style:style>
    <style:style style:name="P19" style:family="paragraph" style:parent-style-name="Text_20_body" style:list-style-name="L15">
      <style:text-properties style:font-name="Times New Roman" officeooo:rsid="000c69ec"/>
    </style:style>
    <style:style style:name="P20" style:family="paragraph" style:parent-style-name="Text_20_body" style:list-style-name="L16">
      <style:text-properties style:font-name="Times New Roman" officeooo:rsid="000c69ec"/>
    </style:style>
    <style:style style:name="P21" style:family="paragraph" style:parent-style-name="Text_20_body" style:list-style-name="L17">
      <style:text-properties style:font-name="Times New Roman" officeooo:rsid="000c69ec"/>
    </style:style>
    <style:style style:name="P22" style:family="paragraph" style:parent-style-name="Text_20_body" style:list-style-name="L18">
      <style:text-properties style:font-name="Times New Roman" officeooo:rsid="000c69ec"/>
    </style:style>
    <style:style style:name="P23" style:family="paragraph" style:parent-style-name="Text_20_body" style:list-style-name="L19">
      <style:text-properties style:font-name="Times New Roman" officeooo:rsid="000c69ec"/>
    </style:style>
    <style:style style:name="P24" style:family="paragraph" style:parent-style-name="Text_20_body" style:list-style-name="L20">
      <style:text-properties style:font-name="Times New Roman" officeooo:rsid="000c69ec"/>
    </style:style>
    <style:style style:name="P25" style:family="paragraph" style:parent-style-name="Text_20_body" style:list-style-name="L21">
      <style:text-properties style:font-name="Times New Roman" officeooo:rsid="000c69ec"/>
    </style:style>
    <style:style style:name="P26" style:family="paragraph" style:parent-style-name="Text_20_body" style:list-style-name="L22">
      <style:text-properties style:font-name="Times New Roman" officeooo:rsid="000c69ec"/>
    </style:style>
    <style:style style:name="P27" style:family="paragraph" style:parent-style-name="Text_20_body" style:list-style-name="L23">
      <style:text-properties style:font-name="Times New Roman" officeooo:rsid="000c69ec"/>
    </style:style>
    <style:style style:name="P28" style:family="paragraph" style:parent-style-name="Text_20_body" style:list-style-name="L24">
      <style:text-properties style:font-name="Times New Roman" officeooo:rsid="000c69ec"/>
    </style:style>
    <style:style style:name="P29" style:family="paragraph" style:parent-style-name="Text_20_body" style:list-style-name="L25">
      <style:text-properties style:font-name="Times New Roman" officeooo:rsid="000c69ec"/>
    </style:style>
    <style:style style:name="P30" style:family="paragraph" style:parent-style-name="Text_20_body" style:list-style-name="L26">
      <style:text-properties style:font-name="Times New Roman" officeooo:rsid="000c69ec"/>
    </style:style>
    <style:style style:name="P31" style:family="paragraph" style:parent-style-name="Text_20_body" style:list-style-name="L27">
      <style:text-properties style:font-name="Times New Roman" officeooo:rsid="000c69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Chapter 3:</text:p>
      <text:h text:style-name="P2" text:outline-level="3">1. Childbirth Preparation</text:h>
      <text:p text:style-name="P3"><text:span text:style-name="Strong_20_Emphasis">Prepared childbirth</text:span> includes:</text:p>
      <text:list text:style-name="L1">
        <text:list-item>
          <text:p text:style-name="P4">Physical and mental readiness for childbirth and parenting.</text:p>
        </text:list-item>
        <text:list-item>
          <text:p text:style-name="P4">Education on delivery and newborn care.</text:p>
        </text:list-item>
      </text:list>
      <text:p text:style-name="P3"><text:span text:style-name="Strong_20_Emphasis">Common childbirth methods:</text:span></text:p>
      <text:list text:style-name="L2">
        <text:list-item>
          <text:p text:style-name="P5"><text:span text:style-name="Strong_20_Emphasis">Lamaze Method</text:span>: Focuses on breathing, muscle relaxation, focal points, and coaching.</text:p>
        </text:list-item>
        <text:list-item>
          <text:p text:style-name="P5"><text:span text:style-name="Strong_20_Emphasis">Leboyer Method</text:span>: Quiet, dimly lit room; baby placed on mother’s abdomen; warm bath; delayed cord cutting.</text:p>
        </text:list-item>
        <text:list-item>
          <text:p text:style-name="P5"><text:span text:style-name="Strong_20_Emphasis">Dick-Read / Mongan Method / Hypnobirthing</text:span>: Emphasizes relaxation, breathing, and reducing fear.</text:p>
        </text:list-item>
        <text:list-item>
          <text:p text:style-name="P5"><text:span text:style-name="Strong_20_Emphasis">Bradley Method</text:span>: Natural, medication-free birth with partner coaching.</text:p>
        </text:list-item>
        <text:list-item>
          <text:p text:style-name="P5"><text:span text:style-name="Strong_20_Emphasis">Alexander Technique</text:span>: Encourages freedom of movement, posture control during labor.</text:p>
        </text:list-item>
        <text:list-item>
          <text:p text:style-name="P5"><text:span text:style-name="Strong_20_Emphasis">Waterbirth</text:span>: Labor or delivery in warm water; debated safety.</text:p>
        </text:list-item>
        <text:list-item>
          <text:p text:style-name="P5"><text:span text:style-name="Strong_20_Emphasis">Lotus Birth</text:span>: Umbilical cord left attached until it falls off naturally (3–10 days).</text:p>
        </text:list-item>
        <text:list-item>
          <text:p text:style-name="P5"><text:span text:style-name="Strong_20_Emphasis">Silent Birth</text:span>: Birth occurs in silence; promoted by Scientology.</text:p>
        </text:list-item>
        <text:list-item>
          <text:p text:style-name="P5"><text:span text:style-name="Strong_20_Emphasis">Medicated Childbirth</text:span>: Includes epidurals, spinal blocks, and other pain-relieving interventions.</text:p>
        </text:list-item>
      </text:list>
      <text:h text:style-name="P6" text:outline-level="3">2. Birth Settings and Attendants</text:h>
      <text:list text:style-name="L3">
        <text:list-item>
          <text:p text:style-name="P7">Most births occur in hospitals.</text:p>
        </text:list-item>
        <text:list-item>
          <text:p text:style-name="P7">About 1% of births occur at home, often with certified nurse midwives.</text:p>
        </text:list-item>
        <text:list-item>
          <text:p text:style-name="P7">Other locations include freestanding birth centers or clinics.</text:p>
        </text:list-item>
        <text:list-item>
          <text:p text:style-name="P7">Medical professionals recommend hospital births due to potential complications.</text:p>
        </text:list-item>
      </text:list>
      <text:h text:style-name="P6" text:outline-level="3">3. Stages of Labor in Vaginal Delivery</text:h>
      <text:p text:style-name="P3"><text:span text:style-name="Strong_20_Emphasis">First Stage</text:span>:</text:p>
      <text:list text:style-name="L4">
        <text:list-item>
          <text:p text:style-name="P8">Begins with uterine contractions.</text:p>
        </text:list-item>
        <text:list-item>
          <text:p text:style-name="P8">Cervix dilates to 10 cm.</text:p>
        </text:list-item>
        <text:list-item>
          <text:p text:style-name="P8">Lasts ~12–16 hours (first birth), ~6–9 hours (subsequent births).</text:p>
        </text:list-item>
        <text:list-item>
          <text:p text:style-name="P8">Water may break; labor may be induced if needed.</text:p>
        </text:list-item>
      </text:list>
      <text:p text:style-name="P3"><text:span text:style-name="Strong_20_Emphasis">Second Stage</text:span>:</text:p>
      <text:list text:style-name="L5">
        <text:list-item>
          <text:p text:style-name="P9"><text:soft-page-break/>Baby passes through the birth canal.</text:p>
        </text:list-item>
        <text:list-item>
          <text:p text:style-name="P9">Lasts 10–40 minutes.</text:p>
        </text:list-item>
        <text:list-item>
          <text:p text:style-name="P9">Head usually comes first, followed by shoulders.</text:p>
        </text:list-item>
        <text:list-item>
          <text:p text:style-name="P9">Episiotomy may be performed.</text:p>
        </text:list-item>
        <text:list-item>
          <text:p text:style-name="P9">Umbilical cord is clamped and cut.</text:p>
        </text:list-item>
      </text:list>
      <text:p text:style-name="P3"><text:span text:style-name="Strong_20_Emphasis">Third Stage</text:span>:</text:p>
      <text:list text:style-name="L6">
        <text:list-item>
          <text:p text:style-name="P10">Delivery of the placenta (afterbirth).</text:p>
        </text:list-item>
        <text:list-item>
          <text:p text:style-name="P10">Occurs within 20 minutes.</text:p>
        </text:list-item>
        <text:list-item>
          <text:p text:style-name="P10">Any incisions are stitched.</text:p>
        </text:list-item>
      </text:list>
      <text:h text:style-name="P6" text:outline-level="3">4. Pain Management and Natural Birth</text:h>
      <text:list text:style-name="L7">
        <text:list-item>
          <text:p text:style-name="P11"><text:span text:style-name="Strong_20_Emphasis">Epidural Block</text:span>: Regional anesthesia; numbs lower body; used in over 50% of hospital births.</text:p>
        </text:list-item>
        <text:list-item>
          <text:p text:style-name="P11"><text:span text:style-name="Strong_20_Emphasis">Spinal block</text:span>, <text:span text:style-name="Strong_20_Emphasis">general anesthesia</text:span>, or no medication are alternatives.</text:p>
        </text:list-item>
        <text:list-item>
          <text:p text:style-name="P11">Women may choose alternate positions (squatting, standing, tub immersion) during labor.</text:p>
        </text:list-item>
      </text:list>
      <text:h text:style-name="P6" text:outline-level="3">5. Medical Interventions</text:h>
      <text:p text:style-name="P3"><text:span text:style-name="Strong_20_Emphasis">Induced Labor</text:span> may be necessary when:</text:p>
      <text:list text:style-name="L8">
        <text:list-item>
          <text:p text:style-name="P12">Labor is overdue.</text:p>
        </text:list-item>
        <text:list-item>
          <text:p text:style-name="P12">Membranes rupture without contractions.</text:p>
        </text:list-item>
        <text:list-item>
          <text:p text:style-name="P12">Uterine infection is present.</text:p>
        </text:list-item>
        <text:list-item>
          <text:p text:style-name="P12">Baby growth is restricted.</text:p>
        </text:list-item>
        <text:list-item>
          <text:p text:style-name="P12">Amniotic fluid is low.</text:p>
        </text:list-item>
        <text:list-item>
          <text:p text:style-name="P12">Placental abruption occurs.</text:p>
        </text:list-item>
        <text:list-item>
          <text:p text:style-name="P12">Maternal conditions pose risks.</text:p>
        </text:list-item>
      </text:list>
      <text:p text:style-name="P3"><text:span text:style-name="Strong_20_Emphasis">Cesarean Section (C-Section)</text:span>:</text:p>
      <text:list text:style-name="L9">
        <text:list-item>
          <text:p text:style-name="P13">Surgical delivery through the abdomen.</text:p>
        </text:list-item>
        <text:list-item>
          <text:p text:style-name="P13">Performed in about 1 in 3 births.</text:p>
        </text:list-item>
        <text:list-item>
          <text:p text:style-name="P13">Indicated by fetal distress, maternal health issues, breech position, multiple births.</text:p>
        </text:list-item>
        <text:list-item>
          <text:p text:style-name="P13">Recovery is longer and it is considered major surgery.</text:p>
        </text:list-item>
        <text:list-item>
          <text:p text:style-name="P13"><text:span text:style-name="Strong_20_Emphasis">VBAC</text:span>: Vaginal Birth After Cesarean is possible in many cases.</text:p>
        </text:list-item>
      </text:list>
      <text:h text:style-name="P6" text:outline-level="3"><text:soft-page-break/>6. Assessing the Newborn</text:h>
      <text:p text:style-name="P3"><text:span text:style-name="Strong_20_Emphasis">Apgar Score</text:span> (1 and 5 minutes post-birth):</text:p>
      <text:list text:style-name="L10">
        <text:list-item>
          <text:p text:style-name="P14">Evaluates heart rate, respiration, muscle tone, reflexes, and skin color.</text:p>
        </text:list-item>
        <text:list-item>
          <text:p text:style-name="P14">Scores range from 0 to 10; 5 or below is concerning.</text:p>
        </text:list-item>
      </text:list>
      <text:p text:style-name="P3"><text:span text:style-name="Strong_20_Emphasis">NBAS (Neonatal Behavioral Assessment Scale)</text:span>:</text:p>
      <text:list text:style-name="L11">
        <text:list-item>
          <text:p text:style-name="P15">Evaluates motor skills, tone, stress response.</text:p>
        </text:list-item>
        <text:list-item>
          <text:p text:style-name="P15">Especially useful for low Apgar scores or cultural comparisons.</text:p>
        </text:list-item>
      </text:list>
      <text:p text:style-name="P3"><text:span text:style-name="Strong_20_Emphasis">Newborn Screening</text:span>:</text:p>
      <text:list text:style-name="L12">
        <text:list-item>
          <text:p text:style-name="P16">Blood spot test (heel stick) to detect congenital/genetic disorders.</text:p>
        </text:list-item>
        <text:list-item>
          <text:p text:style-name="P16">In California, screens for over 80 conditions.</text:p>
        </text:list-item>
        <text:list-item>
          <text:p text:style-name="P16">Also includes hearing and heart defect screening.</text:p>
        </text:list-item>
      </text:list>
      <text:h text:style-name="P6" text:outline-level="3">7. Common Newborn Health Problems</text:h>
      <text:p text:style-name="P3"><text:span text:style-name="Strong_20_Emphasis">Anoxia</text:span>:</text:p>
      <text:list text:style-name="L13">
        <text:list-item>
          <text:p text:style-name="P17">Lack of oxygen during delivery.</text:p>
        </text:list-item>
        <text:list-item>
          <text:p text:style-name="P17">Can lead to brain damage or death.</text:p>
        </text:list-item>
      </text:list>
      <text:p text:style-name="P3"><text:span text:style-name="Strong_20_Emphasis">Low Birth Weight</text:span>:</text:p>
      <text:list text:style-name="L14">
        <text:list-item>
          <text:p text:style-name="P18">&lt;5 lbs 8 oz (2500g); risk of infection, difficulty regulating temperature.</text:p>
        </text:list-item>
        <text:list-item>
          <text:p text:style-name="P18">Very low (&lt;2 lbs) increases risk for cerebral palsy.</text:p>
        </text:list-item>
        <text:list-item>
          <text:p text:style-name="P18">Often preventable with prenatal care.</text:p>
        </text:list-item>
      </text:list>
      <text:p text:style-name="P3"><text:span text:style-name="Strong_20_Emphasis">Preterm Birth</text:span>:</text:p>
      <text:list text:style-name="L15">
        <text:list-item>
          <text:p text:style-name="P19">Birth before 37 weeks.</text:p>
        </text:list-item>
        <text:list-item>
          <text:p text:style-name="P19">Can result in respiratory distress, jaundice, feeding issues.</text:p>
        </text:list-item>
        <text:list-item>
          <text:p text:style-name="P19">May require NICU care.</text:p>
        </text:list-item>
      </text:list>
      <text:p text:style-name="P3"><text:span text:style-name="Strong_20_Emphasis">Small-for-Date</text:span>:</text:p>
      <text:list text:style-name="L16">
        <text:list-item>
          <text:p text:style-name="P20">Below expected weight for gestational age.</text:p>
        </text:list-item>
        <text:list-item>
          <text:p text:style-name="P20">High mortality risk; may be full-term or preterm.</text:p>
        </text:list-item>
      </text:list>
      <text:p text:style-name="P3"><text:span text:style-name="Strong_20_Emphasis">Postmature</text:span>:</text:p>
      <text:list text:style-name="L17">
        <text:list-item>
          <text:p text:style-name="P21">Birth after 42 weeks.</text:p>
        </text:list-item>
        <text:list-item>
          <text:p text:style-name="P21">Placental function declines; often leads to induction.</text:p>
        </text:list-item>
      </text:list>
      <text:p text:style-name="P3"><text:soft-page-break/><text:span text:style-name="Strong_20_Emphasis">Stillbirth</text:span>:</text:p>
      <text:list text:style-name="L18">
        <text:list-item>
          <text:p text:style-name="P22">Fetal death after 20–24 weeks.</text:p>
        </text:list-item>
        <text:list-item>
          <text:p text:style-name="P22">Causes include substance use, trauma, Rh disease, umbilical issues.</text:p>
        </text:list-item>
      </text:list>
      <text:h text:style-name="P6" text:outline-level="3">8. Physical Characteristics of Newborns</text:h>
      <text:p text:style-name="P3"><text:span text:style-name="Strong_20_Emphasis">Size and Proportions</text:span>:</text:p>
      <text:list text:style-name="L19">
        <text:list-item>
          <text:p text:style-name="P23">Average: 7.5 lbs, 20 inches.</text:p>
        </text:list-item>
        <text:list-item>
          <text:p text:style-name="P23">Initial weight loss (~5%) is normal.</text:p>
        </text:list-item>
        <text:list-item>
          <text:p text:style-name="P23">Head is large in proportion (25% of length).</text:p>
        </text:list-item>
      </text:list>
      <text:p text:style-name="P3"><text:span text:style-name="Strong_20_Emphasis">Brain Development</text:span>:</text:p>
      <text:list text:style-name="L20">
        <text:list-item>
          <text:p text:style-name="P24">Brain is 25% of adult size at birth.</text:p>
        </text:list-item>
        <text:list-item>
          <text:p text:style-name="P24">Neurons present but immature; rapid connection growth postnatally.</text:p>
        </text:list-item>
      </text:list>
      <text:p text:style-name="P3"><text:span text:style-name="Strong_20_Emphasis">Common Traits</text:span>:</text:p>
      <text:list text:style-name="L21">
        <text:list-item>
          <text:p text:style-name="P25">Misshapen head due to birth canal.</text:p>
        </text:list-item>
        <text:list-item>
          <text:p text:style-name="P25">Lanugo: fine body hair (especially in preemies).</text:p>
        </text:list-item>
        <text:list-item>
          <text:p text:style-name="P25">Vernix: white protective coating.</text:p>
        </text:list-item>
        <text:list-item>
          <text:p text:style-name="P25">Enlarged genitals, swollen eyes, and scalp bruising.</text:p>
        </text:list-item>
        <text:list-item>
          <text:p text:style-name="P25">Umbilical stump falls off in ~3 weeks.</text:p>
        </text:list-item>
      </text:list>
      <text:h text:style-name="P6" text:outline-level="3">9. Newborn Sleep Patterns</text:h>
      <text:list text:style-name="L22">
        <text:list-item>
          <text:p text:style-name="P26">Sleeps ~16.5 hours/day in multiple short periods.</text:p>
        </text:list-item>
        <text:list-item>
          <text:p text:style-name="P26">Wakes frequently due to feeding needs.</text:p>
        </text:list-item>
      </text:list>
      <text:h text:style-name="P6" text:outline-level="3">10. Reflexes</text:h>
      <text:list text:style-name="L23">
        <text:list-item>
          <text:p text:style-name="P27">Involuntary responses present at birth.</text:p>
        </text:list-item>
        <text:list-item>
          <text:p text:style-name="P27">Feeding reflexes: rooting and sucking.</text:p>
        </text:list-item>
        <text:list-item>
          <text:p text:style-name="P27">Motor reflexes: grasping, stepping.</text:p>
        </text:list-item>
        <text:list-item>
          <text:p text:style-name="P27">Lifelong reflexes: blinking, swallowing, gagging.</text:p>
        </text:list-item>
      </text:list>
      <text:h text:style-name="P6" text:outline-level="3">11. Sensory Capacities</text:h>
      <text:p text:style-name="P3"><text:span text:style-name="Strong_20_Emphasis">Vision</text:span>:</text:p>
      <text:list text:style-name="L24">
        <text:list-item>
          <text:p text:style-name="P28">Least developed sense at birth.</text:p>
        </text:list-item>
        <text:list-item>
          <text:p text:style-name="P28">Sees ~8–16 inches, visual acuity ~20/400.</text:p>
        </text:list-item>
      </text:list>
      <text:p text:style-name="P3"><text:soft-page-break/><text:span text:style-name="Strong_20_Emphasis">Hearing</text:span>:</text:p>
      <text:list text:style-name="L25">
        <text:list-item>
          <text:p text:style-name="P29">Functional by 7 months in utero.</text:p>
        </text:list-item>
        <text:list-item>
          <text:p text:style-name="P29">Prefers mother’s voice and speech patterns.</text:p>
        </text:list-item>
        <text:list-item>
          <text:p text:style-name="P29">Recognizes prenatal sounds (e.g., stories read during pregnancy).</text:p>
        </text:list-item>
      </text:list>
      <text:p text:style-name="P3"><text:span text:style-name="Strong_20_Emphasis">Touch and Pain</text:span>:</text:p>
      <text:list text:style-name="L26">
        <text:list-item>
          <text:p text:style-name="P30">Highly sensitive; reacts to pain with stress responses.</text:p>
        </text:list-item>
        <text:list-item>
          <text:p text:style-name="P30">Circumcision without anesthesia shown to increase pain sensitivity.</text:p>
        </text:list-item>
      </text:list>
      <text:p text:style-name="P3"><text:span text:style-name="Strong_20_Emphasis">Taste and Smell</text:span>:</text:p>
      <text:list text:style-name="L27">
        <text:list-item>
          <text:p text:style-name="P31">Prefers sweet tastes.</text:p>
        </text:list-item>
        <text:list-item>
          <text:p text:style-name="P31">Recognizes mother’s scent and voice early.</text:p>
        </text:list-item>
        <text:list-item>
          <text:p text:style-name="P31">Can distinguish sensory features intermodally (e.g., texture through both touch and sight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6:04:14.799840368</meta:creation-date>
    <dc:date>2025-05-04T16:05:29.599904683</dc:date>
    <meta:editing-duration>PT1M15S</meta:editing-duration>
    <meta:editing-cycles>1</meta:editing-cycles>
    <meta:generator>LibreOffice/25.2.3.2$Linux_X86_64 LibreOffice_project/520$Build-2</meta:generator>
    <meta:document-statistic meta:table-count="0" meta:image-count="0" meta:object-count="0" meta:page-count="5" meta:paragraph-count="124" meta:word-count="835" meta:character-count="5203" meta:non-whitespace-character-count="4587"/>
  </office:meta>
</office:document-meta>
</file>